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3"><text:span text:style-name="T1"/></text:p>
      <text:p text:style-name="P13">Fri 4/7/2017<text:span text:style-name="T1"> <text:s/>0 miles</text:span></text:p>
      <text:p text:style-name="P13">I didn't run again because of my cold.</text:p>
      <text:p text:style-name="P13"><text:span text:style-name="T1"/></text:p>
      <text:p text:style-name="P13"><text:span text:style-name="T1">15.8 miles in the last week</text:span></text:p>
      <text:p text:style-name="P9"/>
      <text:p text:style-name="P9"/>
      <text:p text:style-name="P9"/>
      <text:p text:style-name="P9"/>
      <text:p text:style-name="P5"><text:span text:style-name="T2"/></text:p>
      <text:p text:style-name="P5"><text:soft-page-break/><text:span text:style-name="T2">Sat 4/8/2017 <text:s/></text:span>4 miles</text:p>
      <text:p text:style-name="P6">I am feeling somewhat better.</text:p>
      <text:p text:style-name="P6">I ran 3 miles in about 30 minutes an walked 1 mile in about 14 minute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08T06:13:17.56</dc:date>
    <dc:creator>James Lombardi</dc:creator>
    <meta:editing-duration>PT22H59M55S</meta:editing-duration>
    <meta:editing-cycles>159</meta:editing-cycles>
    <meta:document-statistic meta:table-count="0" meta:image-count="0" meta:object-count="0" meta:page-count="5" meta:paragraph-count="92" meta:word-count="1352" meta:character-count="6549"/>
  </office:meta>
</office:document-meta>
</file>